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6" table:default-cell-style-name="ce108"/>
        <table:table-column table:style-name="co4" table:number-columns-repeated="5" table:default-cell-style-name="ce108"/>
        <table:table-column table:style-name="co4" table:number-columns-repeated="100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9" table:number-rows-spanned="1">
            <text:p>Internet</text:p>
          </table:table-cell>
          <table:covered-table-cell table:number-columns-repeated="8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0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modèle OSI / TCP/IP</text:p>
          </table:table-cell>
          <table:table-cell table:style-name="ce94" office:value-type="string" calcext:value-type="string">
            <text:p>Évaluation internet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0"/>
          <table:table-cell table:style-name="ce24" table:number-columns-repeated="40"/>
          <table:table-cell table:style-name="ce27" table:number-columns-repeated="960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6"/>
          <table:table-cell table:number-columns-repeated="1006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6"/>
          <table:table-cell table:number-columns-repeated="1006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6"/>
          <table:table-cell table:number-columns-repeated="1006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4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5" table:number-rows-spanned="1">
            <text:p>architectures</text:p>
          </table:table-cell>
          <table:covered-table-cell table:number-columns-repeated="4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5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1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5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5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6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6"/>
          <table:table-cell table:number-columns-repeated="99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6"/>
          <table:table-cell table:number-columns-repeated="99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6"/>
          <table:table-cell table:number-columns-repeated="99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1:00:36.979839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07T14:18:09.444773960</dc:date>
    <meta:editing-duration>P57DT22H46M38S</meta:editing-duration>
    <meta:editing-cycles>557</meta:editing-cycles>
    <meta:generator>LibreOffice/6.1.5.2$Linux_X86_64 LibreOffice_project/10$Build-2</meta:generator>
    <meta:document-statistic meta:table-count="3" meta:cell-count="544" meta:object-count="0"/>
  </office:meta>
</office:document-meta>
</file>